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style:text-overline-style="none" style:text-overline-color="#ffff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er</text:p>
          </table:table-cell>
          <table:table-cell office:value-type="float" office:value="3.92">
            <text:p>3.92</text:p>
          </table:table-cell>
          <table:table-cell/>
          <table:table-cell table:formula="of:=[.B1] + [.C1]" office:value-type="float" office:value="3.92">
            <text:p>3.92</text:p>
          </table:table-cell>
          <table:table-cell office:value-type="float" office:value="1.44">
            <text:p>1.44</text:p>
          </table:table-cell>
          <table:table-cell/>
          <table:table-cell table:formula="of:=[.E1] + [.F1]" office:value-type="float" office:value="1.44">
            <text:p>1.44</text:p>
          </table:table-cell>
          <table:table-cell office:value-type="float" office:value="1">
            <text:p>1</text:p>
          </table:table-cell>
          <table:table-cell table:style-name="ce1" table:formula="of:=AVERAGE([.G1:.G6])" office:value-type="float" office:value="1.43166666666667">
            <text:p>1.43166667</text:p>
          </table:table-cell>
          <table:table-cell table:style-name="ce1" table:formula="of:=AVERAGE([.D1:.D6])" office:value-type="float" office:value="3.73666666666667">
            <text:p>3.73666667</text:p>
          </table:table-cell>
        </table:table-row>
        <table:table-row table:style-name="ro2">
          <table:table-cell/>
          <table:table-cell office:value-type="float" office:value="3.67">
            <text:p>3.67</text:p>
          </table:table-cell>
          <table:table-cell/>
          <table:table-cell table:formula="of:=[.B2] + [.C2]" office:value-type="float" office:value="3.67">
            <text:p>3.67</text:p>
          </table:table-cell>
          <table:table-cell office:value-type="float" office:value="1.41">
            <text:p>1.41</text:p>
          </table:table-cell>
          <table:table-cell/>
          <table:table-cell table:formula="of:=[.E2] + [.F2]" office:value-type="float" office:value="1.41">
            <text:p>1.41</text:p>
          </table:table-cell>
          <table:table-cell office:value-type="float" office:value="2">
            <text:p>2</text:p>
          </table:table-cell>
          <table:table-cell table:style-name="ce1" table:formula="of:=AVERAGE([.G8:.G13])" office:value-type="float" office:value="3.12166666666667">
            <text:p>3.12166667</text:p>
          </table:table-cell>
          <table:table-cell table:style-name="ce1" table:formula="of:=AVERAGE([.D8:.D13])" office:value-type="float" office:value="8.28166666666667">
            <text:p>8.28166667</text:p>
          </table:table-cell>
        </table:table-row>
        <table:table-row table:style-name="ro2">
          <table:table-cell/>
          <table:table-cell office:value-type="float" office:value="3.67">
            <text:p>3.67</text:p>
          </table:table-cell>
          <table:table-cell/>
          <table:table-cell table:formula="of:=[.B3] + [.C3]" office:value-type="float" office:value="3.67">
            <text:p>3.67</text:p>
          </table:table-cell>
          <table:table-cell office:value-type="float" office:value="1.42">
            <text:p>1.42</text:p>
          </table:table-cell>
          <table:table-cell/>
          <table:table-cell table:formula="of:=[.E3] + [.F3]" office:value-type="float" office:value="1.42">
            <text:p>1.42</text:p>
          </table:table-cell>
          <table:table-cell office:value-type="float" office:value="4">
            <text:p>4</text:p>
          </table:table-cell>
          <table:table-cell table:style-name="ce1" table:formula="of:=AVERAGE([.G15:.G20])" office:value-type="float" office:value="4.41833333333333">
            <text:p>4.41833333</text:p>
          </table:table-cell>
          <table:table-cell table:style-name="ce1" table:formula="of:=AVERAGE([.D15:.D20])" office:value-type="float" office:value="11.485">
            <text:p>11.485</text:p>
          </table:table-cell>
        </table:table-row>
        <table:table-row table:style-name="ro2">
          <table:table-cell/>
          <table:table-cell office:value-type="float" office:value="3.7">
            <text:p>3.7</text:p>
          </table:table-cell>
          <table:table-cell/>
          <table:table-cell table:formula="of:=[.B4] + [.C4]" office:value-type="float" office:value="3.7">
            <text:p>3.7</text:p>
          </table:table-cell>
          <table:table-cell office:value-type="float" office:value="1.43">
            <text:p>1.43</text:p>
          </table:table-cell>
          <table:table-cell/>
          <table:table-cell table:formula="of:=[.E4] + [.F4]" office:value-type="float" office:value="1.43">
            <text:p>1.43</text:p>
          </table:table-cell>
          <table:table-cell office:value-type="float" office:value="6">
            <text:p>6</text:p>
          </table:table-cell>
          <table:table-cell table:style-name="ce1" table:formula="of:=AVERAGE([.G22:.G27])" office:value-type="float" office:value="4.49333333333333">
            <text:p>4.49333333</text:p>
          </table:table-cell>
          <table:table-cell table:style-name="ce1" table:formula="of:=AVERAGE([.D22:.D27])" office:value-type="float" office:value="11.5216666666667">
            <text:p>11.52166667</text:p>
          </table:table-cell>
        </table:table-row>
        <table:table-row table:style-name="ro2">
          <table:table-cell/>
          <table:table-cell office:value-type="float" office:value="3.78">
            <text:p>3.78</text:p>
          </table:table-cell>
          <table:table-cell/>
          <table:table-cell table:formula="of:=[.B5] + [.C5]" office:value-type="float" office:value="3.78">
            <text:p>3.78</text:p>
          </table:table-cell>
          <table:table-cell office:value-type="float" office:value="1.4">
            <text:p>1.4</text:p>
          </table:table-cell>
          <table:table-cell/>
          <table:table-cell table:formula="of:=[.E5] + [.F5]" office:value-type="float" office:value="1.4">
            <text:p>1.4</text:p>
          </table:table-cell>
          <table:table-cell office:value-type="float" office:value="8">
            <text:p>8</text:p>
          </table:table-cell>
          <table:table-cell table:style-name="ce1" table:formula="of:=AVERAGE([.G29:.G34])" office:value-type="float" office:value="6.29166666666667">
            <text:p>6.29166667</text:p>
          </table:table-cell>
          <table:table-cell table:style-name="ce1" table:formula="of:=AVERAGE([.D29:.D34])" office:value-type="float" office:value="16.76">
            <text:p>16.76</text:p>
          </table:table-cell>
        </table:table-row>
        <table:table-row table:style-name="ro2">
          <table:table-cell/>
          <table:table-cell office:value-type="float" office:value="3.68">
            <text:p>3.68</text:p>
          </table:table-cell>
          <table:table-cell/>
          <table:table-cell table:formula="of:=[.B6] + [.C6]" office:value-type="float" office:value="3.68">
            <text:p>3.68</text:p>
          </table:table-cell>
          <table:table-cell office:value-type="float" office:value="1.49">
            <text:p>1.49</text:p>
          </table:table-cell>
          <table:table-cell/>
          <table:table-cell table:formula="of:=[.E6] + [.F6]" office:value-type="float" office:value="1.49">
            <text:p>1.49</text:p>
          </table:table-cell>
          <table:table-cell office:value-type="float" office:value="10">
            <text:p>10</text:p>
          </table:table-cell>
          <table:table-cell table:style-name="ce1" table:formula="of:=AVERAGE([.G36:.G41])" office:value-type="float" office:value="10.295">
            <text:p>10.295</text:p>
          </table:table-cell>
          <table:table-cell table:style-name="ce1" table:formula="of:=AVERAGE([.D36:.D41])" office:value-type="float" office:value="26.61">
            <text:p>26.61</text:p>
          </table:table-cell>
        </table:table-row>
        <table:table-row table:style-name="ro2">
          <table:table-cell table:number-columns-repeated="3"/>
          <table:table-cell table:formula="of:=AVERAGE([.D1:.D6])" office:value-type="float" office:value="3.73666666666667">
            <text:p>3.73666667</text:p>
          </table:table-cell>
          <table:table-cell table:number-columns-repeated="2"/>
          <table:table-cell table:formula="of:=AVERAGE([.G1:.G6])" office:value-type="float" office:value="1.43166666666667">
            <text:p>1.43166667</text:p>
          </table:table-cell>
          <table:table-cell office:value-type="float" office:value="12">
            <text:p>12</text:p>
          </table:table-cell>
          <table:table-cell table:style-name="ce1" table:formula="of:=AVERAGE([.G43:.G48])" office:value-type="float" office:value="10.41">
            <text:p>10.41</text:p>
          </table:table-cell>
          <table:table-cell table:style-name="ce1" table:formula="of:=AVERAGE([.D43:.D48])" office:value-type="float" office:value="26.7383333333333">
            <text:p>26.738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19">
            <text:p>8.19</text:p>
          </table:table-cell>
          <table:table-cell/>
          <table:table-cell table:formula="of:=[.B8] + [.C8]" office:value-type="float" office:value="8.19">
            <text:p>8.19</text:p>
          </table:table-cell>
          <table:table-cell office:value-type="float" office:value="3.11">
            <text:p>3.11</text:p>
          </table:table-cell>
          <table:table-cell/>
          <table:table-cell table:formula="of:=[.E8] + [.F8]" office:value-type="float" office:value="3.11">
            <text:p>3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25">
            <text:p>8.25</text:p>
          </table:table-cell>
          <table:table-cell/>
          <table:table-cell table:formula="of:=[.B9] + [.C9]" office:value-type="float" office:value="8.25">
            <text:p>8.25</text:p>
          </table:table-cell>
          <table:table-cell office:value-type="float" office:value="3.15">
            <text:p>3.15</text:p>
          </table:table-cell>
          <table:table-cell/>
          <table:table-cell table:formula="of:=[.E9] + [.F9]" office:value-type="float" office:value="3.15">
            <text:p>3.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13">
            <text:p>8.13</text:p>
          </table:table-cell>
          <table:table-cell/>
          <table:table-cell table:formula="of:=[.B10] + [.C10]" office:value-type="float" office:value="8.13">
            <text:p>8.13</text:p>
          </table:table-cell>
          <table:table-cell office:value-type="float" office:value="3.14">
            <text:p>3.14</text:p>
          </table:table-cell>
          <table:table-cell/>
          <table:table-cell table:formula="of:=[.E10] + [.F10]" office:value-type="float" office:value="3.14">
            <text:p>3.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41">
            <text:p>8.41</text:p>
          </table:table-cell>
          <table:table-cell/>
          <table:table-cell table:formula="of:=[.B11] + [.C11]" office:value-type="float" office:value="8.41">
            <text:p>8.41</text:p>
          </table:table-cell>
          <table:table-cell office:value-type="float" office:value="3.19">
            <text:p>3.19</text:p>
          </table:table-cell>
          <table:table-cell/>
          <table:table-cell table:formula="of:=[.E11] + [.F11]" office:value-type="float" office:value="3.19">
            <text:p>3.19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39">
            <text:p>8.39</text:p>
          </table:table-cell>
          <table:table-cell/>
          <table:table-cell table:formula="of:=[.B12] + [.C12]" office:value-type="float" office:value="8.39">
            <text:p>8.39</text:p>
          </table:table-cell>
          <table:table-cell office:value-type="float" office:value="3.08">
            <text:p>3.08</text:p>
          </table:table-cell>
          <table:table-cell/>
          <table:table-cell table:formula="of:=[.E12] + [.F12]" office:value-type="float" office:value="3.08">
            <text:p>3.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32">
            <text:p>8.32</text:p>
          </table:table-cell>
          <table:table-cell/>
          <table:table-cell table:formula="of:=[.B13] + [.C13]" office:value-type="float" office:value="8.32">
            <text:p>8.32</text:p>
          </table:table-cell>
          <table:table-cell office:value-type="float" office:value="3.06">
            <text:p>3.06</text:p>
          </table:table-cell>
          <table:table-cell/>
          <table:table-cell table:formula="of:=[.E13] + [.F13]" office:value-type="float" office:value="3.06">
            <text:p>3.06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AVERAGE([.D8:.D13])" office:value-type="float" office:value="8.28166666666667">
            <text:p>8.28166667</text:p>
          </table:table-cell>
          <table:table-cell table:number-columns-repeated="2"/>
          <table:table-cell table:formula="of:=AVERAGE([.G8:.G13])" office:value-type="float" office:value="3.12166666666667">
            <text:p>3.1216666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.55">
            <text:p>11.55</text:p>
          </table:table-cell>
          <table:table-cell/>
          <table:table-cell table:formula="of:=[.B15] + [.C15]" office:value-type="float" office:value="11.55">
            <text:p>11.55</text:p>
          </table:table-cell>
          <table:table-cell office:value-type="float" office:value="4.47">
            <text:p>4.47</text:p>
          </table:table-cell>
          <table:table-cell/>
          <table:table-cell table:formula="of:=[.E15] + [.F15]" office:value-type="float" office:value="4.47">
            <text:p>4.4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58">
            <text:p>11.58</text:p>
          </table:table-cell>
          <table:table-cell/>
          <table:table-cell table:formula="of:=[.B16] + [.C16]" office:value-type="float" office:value="11.58">
            <text:p>11.58</text:p>
          </table:table-cell>
          <table:table-cell office:value-type="float" office:value="4.33">
            <text:p>4.33</text:p>
          </table:table-cell>
          <table:table-cell/>
          <table:table-cell table:formula="of:=[.E16] + [.F16]" office:value-type="float" office:value="4.33">
            <text:p>4.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1">
            <text:p>11.41</text:p>
          </table:table-cell>
          <table:table-cell/>
          <table:table-cell table:formula="of:=[.B17] + [.C17]" office:value-type="float" office:value="11.41">
            <text:p>11.41</text:p>
          </table:table-cell>
          <table:table-cell office:value-type="float" office:value="4.41">
            <text:p>4.41</text:p>
          </table:table-cell>
          <table:table-cell/>
          <table:table-cell table:formula="of:=[.E17] + [.F17]" office:value-type="float" office:value="4.41">
            <text:p>4.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3">
            <text:p>11.43</text:p>
          </table:table-cell>
          <table:table-cell/>
          <table:table-cell table:formula="of:=[.B18] + [.C18]" office:value-type="float" office:value="11.43">
            <text:p>11.43</text:p>
          </table:table-cell>
          <table:table-cell office:value-type="float" office:value="4.39">
            <text:p>4.39</text:p>
          </table:table-cell>
          <table:table-cell/>
          <table:table-cell table:formula="of:=[.E18] + [.F18]" office:value-type="float" office:value="4.39">
            <text:p>4.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5">
            <text:p>11.45</text:p>
          </table:table-cell>
          <table:table-cell/>
          <table:table-cell table:formula="of:=[.B19] + [.C19]" office:value-type="float" office:value="11.45">
            <text:p>11.45</text:p>
          </table:table-cell>
          <table:table-cell office:value-type="float" office:value="4.51">
            <text:p>4.51</text:p>
          </table:table-cell>
          <table:table-cell/>
          <table:table-cell table:formula="of:=[.E19] + [.F19]" office:value-type="float" office:value="4.51">
            <text:p>4.5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9">
            <text:p>11.49</text:p>
          </table:table-cell>
          <table:table-cell/>
          <table:table-cell table:formula="of:=[.B20] + [.C20]" office:value-type="float" office:value="11.49">
            <text:p>11.49</text:p>
          </table:table-cell>
          <table:table-cell office:value-type="float" office:value="4.4">
            <text:p>4.4</text:p>
          </table:table-cell>
          <table:table-cell/>
          <table:table-cell table:formula="of:=[.E20] + [.F20]" office:value-type="float" office:value="4.4">
            <text:p>4.4</text:p>
          </table:table-cell>
          <table:table-cell/>
          <table:table-cell>
            <draw:frame table:end-cell-address="Sheet1.L37" table:end-x="0.798in" table:end-y="0.0098in" draw:z-index="0" draw:style-name="gr1" svg:width="3.1492in" svg:height="2.7555in" svg:x="0.3157in" svg:y="0.1358in">
              <draw:object draw:notify-on-update-of-ranges="Sheet1.H1:Sheet1.H7 Sheet1.I1:Sheet1.I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formula="of:=AVERAGE([.D15:.D20])" office:value-type="float" office:value="11.485">
            <text:p>11.485</text:p>
          </table:table-cell>
          <table:table-cell table:number-columns-repeated="2"/>
          <table:table-cell table:formula="of:=AVERAGE([.G15:.G20])" office:value-type="float" office:value="4.41833333333333">
            <text:p>4.4183333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48">
            <text:p>11.48</text:p>
          </table:table-cell>
          <table:table-cell/>
          <table:table-cell table:formula="of:=[.B22] + [.C22]" office:value-type="float" office:value="11.48">
            <text:p>11.48</text:p>
          </table:table-cell>
          <table:table-cell office:value-type="float" office:value="4.52">
            <text:p>4.52</text:p>
          </table:table-cell>
          <table:table-cell/>
          <table:table-cell table:formula="of:=[.E22] + [.F22]" office:value-type="float" office:value="4.52">
            <text:p>4.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51">
            <text:p>11.51</text:p>
          </table:table-cell>
          <table:table-cell/>
          <table:table-cell table:formula="of:=[.B23] + [.C23]" office:value-type="float" office:value="11.51">
            <text:p>11.51</text:p>
          </table:table-cell>
          <table:table-cell office:value-type="float" office:value="4.52">
            <text:p>4.52</text:p>
          </table:table-cell>
          <table:table-cell/>
          <table:table-cell table:formula="of:=[.E23] + [.F23]" office:value-type="float" office:value="4.52">
            <text:p>4.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72">
            <text:p>11.72</text:p>
          </table:table-cell>
          <table:table-cell/>
          <table:table-cell table:formula="of:=[.B24] + [.C24]" office:value-type="float" office:value="11.72">
            <text:p>11.72</text:p>
          </table:table-cell>
          <table:table-cell office:value-type="float" office:value="4.51">
            <text:p>4.51</text:p>
          </table:table-cell>
          <table:table-cell/>
          <table:table-cell table:formula="of:=[.E24] + [.F24]" office:value-type="float" office:value="4.51">
            <text:p>4.5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5">
            <text:p>11.5</text:p>
          </table:table-cell>
          <table:table-cell/>
          <table:table-cell table:formula="of:=[.B25] + [.C25]" office:value-type="float" office:value="11.5">
            <text:p>11.5</text:p>
          </table:table-cell>
          <table:table-cell office:value-type="float" office:value="4.47">
            <text:p>4.47</text:p>
          </table:table-cell>
          <table:table-cell/>
          <table:table-cell table:formula="of:=[.E25] + [.F25]" office:value-type="float" office:value="4.47">
            <text:p>4.4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6">
            <text:p>11.46</text:p>
          </table:table-cell>
          <table:table-cell/>
          <table:table-cell table:formula="of:=[.B26] + [.C26]" office:value-type="float" office:value="11.46">
            <text:p>11.46</text:p>
          </table:table-cell>
          <table:table-cell office:value-type="float" office:value="4.48">
            <text:p>4.48</text:p>
          </table:table-cell>
          <table:table-cell/>
          <table:table-cell table:formula="of:=[.E26] + [.F26]" office:value-type="float" office:value="4.48">
            <text:p>4.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46">
            <text:p>11.46</text:p>
          </table:table-cell>
          <table:table-cell/>
          <table:table-cell table:formula="of:=[.B27] + [.C27]" office:value-type="float" office:value="11.46">
            <text:p>11.46</text:p>
          </table:table-cell>
          <table:table-cell office:value-type="float" office:value="4.46">
            <text:p>4.46</text:p>
          </table:table-cell>
          <table:table-cell/>
          <table:table-cell table:formula="of:=[.E27] + [.F27]" office:value-type="float" office:value="4.46">
            <text:p>4.46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AVERAGE([.D22:.D27])" office:value-type="float" office:value="11.5216666666667">
            <text:p>11.52166667</text:p>
          </table:table-cell>
          <table:table-cell table:number-columns-repeated="2"/>
          <table:table-cell table:formula="of:=AVERAGE([.G22:.G27])" office:value-type="float" office:value="4.49333333333333">
            <text:p>4.49333333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.31">
            <text:p>16.31</text:p>
          </table:table-cell>
          <table:table-cell/>
          <table:table-cell table:formula="of:=[.B29] + [.C29]" office:value-type="float" office:value="16.31">
            <text:p>16.31</text:p>
          </table:table-cell>
          <table:table-cell office:value-type="float" office:value="6.38">
            <text:p>6.38</text:p>
          </table:table-cell>
          <table:table-cell/>
          <table:table-cell table:formula="of:=[.E29] + [.F29]" office:value-type="float" office:value="6.38">
            <text:p>6.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32">
            <text:p>16.32</text:p>
          </table:table-cell>
          <table:table-cell/>
          <table:table-cell table:formula="of:=[.B30] + [.C30]" office:value-type="float" office:value="16.32">
            <text:p>16.32</text:p>
          </table:table-cell>
          <table:table-cell office:value-type="float" office:value="6.32">
            <text:p>6.32</text:p>
          </table:table-cell>
          <table:table-cell/>
          <table:table-cell table:formula="of:=[.E30] + [.F30]" office:value-type="float" office:value="6.32">
            <text:p>6.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.16">
            <text:p>17.16</text:p>
          </table:table-cell>
          <table:table-cell/>
          <table:table-cell table:formula="of:=[.B31] + [.C31]" office:value-type="float" office:value="17.16">
            <text:p>17.16</text:p>
          </table:table-cell>
          <table:table-cell office:value-type="float" office:value="6.28">
            <text:p>6.28</text:p>
          </table:table-cell>
          <table:table-cell/>
          <table:table-cell table:formula="of:=[.E31] + [.F31]" office:value-type="float" office:value="6.28">
            <text:p>6.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49">
            <text:p>16.49</text:p>
          </table:table-cell>
          <table:table-cell/>
          <table:table-cell table:formula="of:=[.B32] + [.C32]" office:value-type="float" office:value="16.49">
            <text:p>16.49</text:p>
          </table:table-cell>
          <table:table-cell office:value-type="float" office:value="6.31">
            <text:p>6.31</text:p>
          </table:table-cell>
          <table:table-cell/>
          <table:table-cell table:formula="of:=[.E32] + [.F32]" office:value-type="float" office:value="6.31">
            <text:p>6.31</text:p>
          </table:table-cell>
          <table:table-cell>
            <draw:frame table:end-cell-address="Sheet1.K48" table:end-x="0.8453in" table:end-y="0.1398in" draw:z-index="1" draw:style-name="gr1" svg:width="3.1492in" svg:height="2.7555in" svg:x="0.3634in" svg:y="0.0965in">
              <draw:object draw:notify-on-update-of-ranges="Sheet1.H1:Sheet1.H7 Sheet1.J1:Sheet1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/>
          <table:table-cell office:value-type="float" office:value="17.96">
            <text:p>17.96</text:p>
          </table:table-cell>
          <table:table-cell/>
          <table:table-cell table:formula="of:=[.B33] + [.C33]" office:value-type="float" office:value="17.96">
            <text:p>17.96</text:p>
          </table:table-cell>
          <table:table-cell office:value-type="float" office:value="6.26">
            <text:p>6.26</text:p>
          </table:table-cell>
          <table:table-cell/>
          <table:table-cell table:formula="of:=[.E33] + [.F33]" office:value-type="float" office:value="6.26">
            <text:p>6.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.32">
            <text:p>16.32</text:p>
          </table:table-cell>
          <table:table-cell/>
          <table:table-cell table:formula="of:=[.B34] + [.C34]" office:value-type="float" office:value="16.32">
            <text:p>16.32</text:p>
          </table:table-cell>
          <table:table-cell office:value-type="float" office:value="6.2">
            <text:p>6.2</text:p>
          </table:table-cell>
          <table:table-cell/>
          <table:table-cell table:formula="of:=[.E34] + [.F34]" office:value-type="float" office:value="6.2">
            <text:p>6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AVERAGE([.D29:.D34])" office:value-type="float" office:value="16.76">
            <text:p>16.76</text:p>
          </table:table-cell>
          <table:table-cell table:number-columns-repeated="2"/>
          <table:table-cell table:formula="of:=AVERAGE([.G29:.G34])" office:value-type="float" office:value="6.29166666666667">
            <text:p>6.2916666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.56">
            <text:p>26.56</text:p>
          </table:table-cell>
          <table:table-cell/>
          <table:table-cell table:formula="of:=[.B36] + [.C36]" office:value-type="float" office:value="26.56">
            <text:p>26.56</text:p>
          </table:table-cell>
          <table:table-cell office:value-type="float" office:value="10.26">
            <text:p>10.26</text:p>
          </table:table-cell>
          <table:table-cell/>
          <table:table-cell table:formula="of:=[.E36] + [.F36]" office:value-type="float" office:value="10.26">
            <text:p>10.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76">
            <text:p>26.76</text:p>
          </table:table-cell>
          <table:table-cell/>
          <table:table-cell table:formula="of:=[.B37] + [.C37]" office:value-type="float" office:value="26.76">
            <text:p>26.76</text:p>
          </table:table-cell>
          <table:table-cell office:value-type="float" office:value="10.42">
            <text:p>10.42</text:p>
          </table:table-cell>
          <table:table-cell/>
          <table:table-cell table:formula="of:=[.E37] + [.F37]" office:value-type="float" office:value="10.42">
            <text:p>10.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64">
            <text:p>26.64</text:p>
          </table:table-cell>
          <table:table-cell/>
          <table:table-cell table:formula="of:=[.B38] + [.C38]" office:value-type="float" office:value="26.64">
            <text:p>26.64</text:p>
          </table:table-cell>
          <table:table-cell office:value-type="float" office:value="10.33">
            <text:p>10.33</text:p>
          </table:table-cell>
          <table:table-cell/>
          <table:table-cell table:formula="of:=[.E38] + [.F38]" office:value-type="float" office:value="10.33">
            <text:p>10.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51">
            <text:p>26.51</text:p>
          </table:table-cell>
          <table:table-cell/>
          <table:table-cell table:formula="of:=[.B39] + [.C39]" office:value-type="float" office:value="26.51">
            <text:p>26.51</text:p>
          </table:table-cell>
          <table:table-cell office:value-type="float" office:value="10.17">
            <text:p>10.17</text:p>
          </table:table-cell>
          <table:table-cell/>
          <table:table-cell table:formula="of:=[.E39] + [.F39]" office:value-type="float" office:value="10.17">
            <text:p>10.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7">
            <text:p>26.7</text:p>
          </table:table-cell>
          <table:table-cell/>
          <table:table-cell table:formula="of:=[.B40] + [.C40]" office:value-type="float" office:value="26.7">
            <text:p>26.7</text:p>
          </table:table-cell>
          <table:table-cell office:value-type="float" office:value="10.29">
            <text:p>10.29</text:p>
          </table:table-cell>
          <table:table-cell/>
          <table:table-cell table:formula="of:=[.E40] + [.F40]" office:value-type="float" office:value="10.29">
            <text:p>10.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49">
            <text:p>26.49</text:p>
          </table:table-cell>
          <table:table-cell/>
          <table:table-cell table:formula="of:=[.B41] + [.C41]" office:value-type="float" office:value="26.49">
            <text:p>26.49</text:p>
          </table:table-cell>
          <table:table-cell office:value-type="float" office:value="10.3">
            <text:p>10.3</text:p>
          </table:table-cell>
          <table:table-cell/>
          <table:table-cell table:formula="of:=[.E41] + [.F41]" office:value-type="float" office:value="10.3">
            <text:p>10.3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AVERAGE([.D36:.D41])" office:value-type="float" office:value="26.61">
            <text:p>26.61</text:p>
          </table:table-cell>
          <table:table-cell table:number-columns-repeated="2"/>
          <table:table-cell table:formula="of:=AVERAGE([.G36:.G41])" office:value-type="float" office:value="10.295">
            <text:p>10.295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.82">
            <text:p>26.82</text:p>
          </table:table-cell>
          <table:table-cell/>
          <table:table-cell table:formula="of:=[.B43] + [.C43]" office:value-type="float" office:value="26.82">
            <text:p>26.82</text:p>
          </table:table-cell>
          <table:table-cell office:value-type="float" office:value="10.41">
            <text:p>10.41</text:p>
          </table:table-cell>
          <table:table-cell/>
          <table:table-cell table:formula="of:=[.E43] + [.F43]" office:value-type="float" office:value="10.41">
            <text:p>10.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56">
            <text:p>26.56</text:p>
          </table:table-cell>
          <table:table-cell/>
          <table:table-cell table:formula="of:=[.B44] + [.C44]" office:value-type="float" office:value="26.56">
            <text:p>26.56</text:p>
          </table:table-cell>
          <table:table-cell office:value-type="float" office:value="10.45">
            <text:p>10.45</text:p>
          </table:table-cell>
          <table:table-cell/>
          <table:table-cell table:formula="of:=[.E44] + [.F44]" office:value-type="float" office:value="10.45">
            <text:p>10.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71">
            <text:p>26.71</text:p>
          </table:table-cell>
          <table:table-cell/>
          <table:table-cell table:formula="of:=[.B45] + [.C45]" office:value-type="float" office:value="26.71">
            <text:p>26.71</text:p>
          </table:table-cell>
          <table:table-cell office:value-type="float" office:value="10.45">
            <text:p>10.45</text:p>
          </table:table-cell>
          <table:table-cell/>
          <table:table-cell table:formula="of:=[.E45] + [.F45]" office:value-type="float" office:value="10.45">
            <text:p>10.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58">
            <text:p>26.58</text:p>
          </table:table-cell>
          <table:table-cell/>
          <table:table-cell table:formula="of:=[.B46] + [.C46]" office:value-type="float" office:value="26.58">
            <text:p>26.58</text:p>
          </table:table-cell>
          <table:table-cell office:value-type="float" office:value="10.36">
            <text:p>10.36</text:p>
          </table:table-cell>
          <table:table-cell/>
          <table:table-cell table:formula="of:=[.E46] + [.F46]" office:value-type="float" office:value="10.36">
            <text:p>10.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.65">
            <text:p>26.65</text:p>
          </table:table-cell>
          <table:table-cell/>
          <table:table-cell table:formula="of:=[.B47] + [.C47]" office:value-type="float" office:value="26.65">
            <text:p>26.65</text:p>
          </table:table-cell>
          <table:table-cell office:value-type="float" office:value="10.39">
            <text:p>10.39</text:p>
          </table:table-cell>
          <table:table-cell/>
          <table:table-cell table:formula="of:=[.E47] + [.F47]" office:value-type="float" office:value="10.39">
            <text:p>10.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.11">
            <text:p>27.11</text:p>
          </table:table-cell>
          <table:table-cell/>
          <table:table-cell table:formula="of:=[.B48] + [.C48]" office:value-type="float" office:value="27.11">
            <text:p>27.11</text:p>
          </table:table-cell>
          <table:table-cell office:value-type="float" office:value="10.4">
            <text:p>10.4</text:p>
          </table:table-cell>
          <table:table-cell/>
          <table:table-cell table:formula="of:=[.E48] + [.F48]" office:value-type="float" office:value="10.4">
            <text:p>10.4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AVERAGE([.D43:.D48])" office:value-type="float" office:value="26.7383333333333">
            <text:p>26.73833333</text:p>
          </table:table-cell>
          <table:table-cell table:number-columns-repeated="2"/>
          <table:table-cell table:formula="of:=AVERAGE([.G43:.G48])" office:value-type="float" office:value="10.41">
            <text:p>10.4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00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04T20:12:04.28</meta:creation-date>
    <dc:date>2013-05-05T00:35:46.92</dc:date>
    <meta:editing-duration>PT00H23M33S</meta:editing-duration>
    <meta:editing-cycles>3</meta:editing-cycles>
    <meta:generator>IBM_Lotus_Symphony/3.0$Win32 OpenOffice.org_project/310m11$Build-9399</meta:generator>
    <meta:document-statistic meta:table-count="3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1.682cm" svg:y="0.141cm" chart:style-name="ch2">
          <text:p>Runtime for DNA(MPI)</text:p>
        </chart:title>
        <chart:plot-area chart:style-name="ch3" table:cell-range-address="Sheet1.H1:Sheet1.I7" chart:data-source-has-labels="column" svg:x="0.119cm" svg:y="0.81cm" svg:width="7.721cm" svg:height="6.111cm">
          <chart:axis chart:dimension="x" chart:name="primary-x" chart:style-name="ch4">
            <chart:title svg:x="2.746cm" svg:y="6.499cm" chart:style-name="ch5">
              <text:p>Number of Processes</text:p>
            </chart:title>
            <chart:categories table:cell-range-address="Sheet1.H1:Sheet1.H7"/>
          </chart:axis>
          <chart:axis chart:dimension="y" chart:name="primary-y" chart:style-name="ch4">
            <chart:title svg:x="0.161cm" svg:y="4.399cm" chart:style-name="ch6">
              <text:p>Runtime (s)</text:p>
            </chart:title>
            <chart:grid chart:style-name="ch7" chart:class="major"/>
          </chart:axis>
          <chart:series chart:style-name="ch8" chart:values-cell-range-address="Sheet1.I1:Sheet1.I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7">1</text:p>
              </table:table-cell>
              <table:table-cell office:value-type="float" office:value="1.43166666666667">
                <text:p text:id="Sheet1.I1:Sheet1.I7">1.431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2166666666667">
                <text:p>3.12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1833333333333">
                <text:p>4.41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9333333333333">
                <text:p>4.49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9166666666667">
                <text:p>6.29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95">
                <text:p>10.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1">
                <text:p>1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1.047cm" svg:y="0.141cm" chart:style-name="ch2">
          <text:p>Runtime for DataPoints(MPI)</text:p>
        </chart:title>
        <chart:plot-area chart:style-name="ch3" table:cell-range-address="Sheet1.H1:Sheet1.H7 Sheet1.J1:Sheet1.J7" chart:data-source-has-labels="column" svg:x="0.119cm" svg:y="0.81cm" svg:width="7.721cm" svg:height="6.111cm">
          <chart:axis chart:dimension="x" chart:name="primary-x" chart:style-name="ch4">
            <chart:title svg:x="2.746cm" svg:y="6.499cm" chart:style-name="ch5">
              <text:p>Number of Processes</text:p>
            </chart:title>
            <chart:categories table:cell-range-address="Sheet1.H1:Sheet1.H7"/>
          </chart:axis>
          <chart:axis chart:dimension="y" chart:name="primary-y" chart:style-name="ch4">
            <chart:title svg:x="0.161cm" svg:y="4.399cm" chart:style-name="ch6">
              <text:p>Runtime (s)</text:p>
            </chart:title>
            <chart:grid chart:style-name="ch7" chart:class="major"/>
          </chart:axis>
          <chart:series chart:style-name="ch8" chart:values-cell-range-address="Sheet1.J1:Sheet1.J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6881396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7">1</text:p>
              </table:table-cell>
              <table:table-cell office:value-type="float" office:value="3.73666666666667">
                <text:p text:id="Sheet1.J1:Sheet1.J7">3.73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8166666666667">
                <text:p>8.28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85">
                <text:p>11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216666666667">
                <text:p>11.52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7383333333333">
                <text:p>26.73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